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ableColumn10" style:family="table-column">
      <style:table-column-properties style:column-width="6.8687in" style:use-optimal-column-width="false"/>
    </style:style>
    <style:style style:name="Table9" style:family="table">
      <style:table-properties style:width="6.8687in" fo:margin-left="-0.0138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3" style:parent-style-name="TableContents" style:family="paragraph">
      <style:paragraph-properties fo:margin-bottom="0.1965in"/>
    </style:style>
    <style:style style:name="T1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15" style:parent-style-name="TableContents" style:family="paragraph">
      <style:paragraph-properties fo:margin-bottom="0.1965in"/>
    </style:style>
    <style:style style:name="T16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1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18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</style:style>
    <style:style style:name="T20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1" style:parent-style-name="TableContents" style:family="paragraph">
      <style:paragraph-properties fo:margin-bottom="0.1965in"/>
    </style:style>
    <style:style style:name="T22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3" style:parent-style-name="TableContents" style:family="paragraph">
      <style:paragraph-properties fo:margin-bottom="0.1965in"/>
    </style:style>
    <style:style style:name="T2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" style:parent-style-name="TableContents" style:family="paragraph">
      <style:paragraph-properties fo:margin-bottom="0.1965in"/>
    </style:style>
    <style:style style:name="T28" style:parent-style-name="DefaultParagraphFont" style:family="text">
      <style:text-properties style:font-name="Verdana" fo:font-size="10pt" style:font-size-asian="10pt" style:font-size-complex="10pt"/>
    </style:style>
    <style:style style:name="T29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30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31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32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3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4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5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36" style:parent-style-name="DefaultParagraphFont" style:family="text">
      <style:text-properties style:font-name="Verdana" fo:font-size="10pt" style:font-size-asian="10pt" style:font-size-complex="10pt"/>
    </style:style>
    <style:style style:name="T3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38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39" style:parent-style-name="DefaultParagraphFont" style:family="text">
      <style:text-properties style:font-name="Verdana" fo:font-size="10pt" style:font-size-asian="10pt" style:font-size-complex="10pt"/>
    </style:style>
    <style:style style:name="P40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1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2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3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44" style:parent-style-name="DefaultParagraphFont" style:family="text">
      <style:text-properties style:font-name="Verdana" fo:font-size="10pt" style:font-size-asian="10pt" style:font-size-complex="10pt"/>
    </style:style>
    <style:style style:name="T45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46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4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48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49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50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51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52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53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54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5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6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7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8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9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60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61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62" style:parent-style-name="DefaultParagraphFont" style:family="text">
      <style:text-properties style:font-name="Verdana" fo:font-size="10pt" style:font-size-asian="10pt" style:font-size-complex="10pt"/>
    </style:style>
    <style:style style:name="T63" style:parent-style-name="DefaultParagraphFont" style:family="text">
      <style:text-properties style:font-name="Verdana" fo:font-size="10pt" style:font-size-asian="10pt" style:font-size-complex="10pt"/>
    </style:style>
    <style:style style:name="T6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65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66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67" style:parent-style-name="TableContents" style:family="paragraph">
      <style:paragraph-properties fo:margin-bottom="0.1965in"/>
    </style:style>
    <style:style style:name="P68" style:parent-style-name="Textbody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Lessons Learned Report</text:p>
      <text:p text:style-name="P8"/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Prepared by: Marbille Juntado, Patricia Regarde, Cyan Villarin</text:span></text:p>
            <text:p text:style-name="P15"><text:span text:style-name="T16">Date: Mar 4</text:span><text:span text:style-name="T17">,<text:s/></text:span><text:span text:style-name="T18">2016</text:span></text:p>
            <text:p text:style-name="P19"><text:span text:style-name="T20">Project Name: UP Scholarship Management System</text:span></text:p>
            <text:p text:style-name="P21"><text:span text:style-name="T22">Client: Ms. Rowena Solamo</text:span></text:p>
            <text:p text:style-name="P23"><text:span text:style-name="T24">Sprint Number: 3</text:span></text:p>
          </table:table-cell>
        </table:table-row>
        <table:table-row table:style-name="TableRow25">
          <table:table-cell table:style-name="TableCell26">
            <text:list text:style-name="LFO11" text:continue-numbering="true">
              <text:list-item>
                <text:p text:style-name="P27"><text:span text:style-name="T28">What were the main lessons your team learned in this sprint?<text:s/></text:span><text:span text:style-name="T29">We learned that starting early for development is really something. We have accomplished a lot of<text:s/></text:span><text:span text:style-name="T30">requirements for Sprint 3</text:span><text:span text:style-name="T31">.</text:span></text:p>
              </text:list-item>
            </text:list>
            <text:p text:style-name="P32"/>
            <text:p text:style-name="P33"/>
            <text:p text:style-name="P34"/>
            <text:p text:style-name="P35"><text:span text:style-name="T36">2. <text:s text:c="2"/>Describe one example of what went right in this sprint.<text:s/></text:span><text:span text:style-name="T37">Most requirements we</text:span><text:span text:style-name="T38">re completed so it’s really a successful sprint.</text:span><text:span text:style-name="T39"><text:tab/></text:span></text:p>
            <text:p text:style-name="P40"/>
            <text:p text:style-name="P41"/>
            <text:p text:style-name="P42"/>
            <text:p text:style-name="P43"><text:span text:style-name="T44">3. <text:s text:c="3"/>Describe one example of what went wrong in this sprint.<text:s/></text:span><text:span text:style-name="T45">We failed to implement<text:s/></text:span><text:span text:style-name="T46">viewing</text:span><text:span text:style-name="T47"><text:s/>of scholarship</text:span><text:span text:style-name="T48"><text:s/>status</text:span><text:span text:style-name="T49">. But it will be done before the next sprint. We ar</text:span><text:span text:style-name="T50">e also not able to implement the returning of application from signatory</text:span><text:span text:style-name="T51">.</text:span><text:span text:style-name="T52"><text:s/>And the defini</text:span><text:span text:style-name="T53">ng of scholarship is to be modified.</text:span></text:p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><text:span text:style-name="T62">4. <text:s text:c="3"/>What will you do differently on the next sprint based on your experien</text:span><text:span text:style-name="T63">ce working on this current sprint?<text:s/></text:span><text:span text:style-name="T64">We will always keep backup copies of our local files before pulling from git. Merging of files should be done earlier to avoid last minute conflicts.</text:span></text:p>
            <text:p text:style-name="P65"/>
            <text:p text:style-name="P66"/>
            <text:p text:style-name="P67"/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</dc:creator>
    <meta:creation-date>2016-02-28T13:36:00Z</meta:creation-date>
    <dc:date>2016-03-04T03:06:00Z</dc:date>
    <meta:print-date>2016-03-04T03:05:00Z</meta:print-date>
    <meta:template xlink:href="Normal" xlink:type="simple"/>
    <meta:editing-cycles>17</meta:editing-cycles>
    <meta:editing-duration>PT180S</meta:editing-duration>
    <meta:document-statistic meta:page-count="2" meta:paragraph-count="2" meta:word-count="164" meta:character-count="1100" meta:row-count="7" meta:non-whitespace-character-count="938"/>
  </office:meta>
</office:document-meta>
</file>